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D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0">
            <text:p>10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Glory Okerek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Bin Phan #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Matthew Gregory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9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Therin Moosuk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Rebecca Mowa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10">
            <text:p>10</text:p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30">
            <text:p>30</text:p>
          </table:table-cell>
          <table:table-cell table:style-name="ce20" table:formula="of:=[Calculations.J7]" office:value-type="float" office:value="20">
            <text:p>2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10">
            <text:p>1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30">
            <text:p>3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y Peters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Danica Killoh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Emily Letkema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assidy Agent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Lillia Fish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60">
            <text:p>60</text:p>
          </table:table-cell>
          <table:table-cell table:style-name="ce38" table:formula="of:=[Calculations.Q58]" office:value-type="float" office:value="80">
            <text:p>80</text:p>
          </table:table-cell>
          <table:table-cell table:style-name="ce20" table:formula="of:=[Calculations.R58]" office:value-type="float" office:value="70">
            <text:p>7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5">
            <text:p>15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hito Kusinza #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mb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imee Wyat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iera Omi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lijah Zhao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number-columns-repeated="2"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60">
            <text:p>60</text:p>
          </table:table-cell>
          <table:table-cell table:style-name="ce20" table:formula="of:=[Calculations.O109]" office:value-type="float" office:value="90">
            <text:p>9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39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D">
            <text:p>Quiz CD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7">
            <text:p>Westgate 7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30">
            <text:p>30</text:p>
          </table:table-cell>
          <table:table-cell table:style-name="ce58" table:formula="of:=[Calculations.AE16]" office:value-type="float" office:value="2">
            <text:p>2</text:p>
          </table:table-cell>
          <table:table-cell table:style-name="ce58" table:formula="of:=[Calculations.AF16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Fairhaven 2">
            <text:p>Fairhaven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70">
            <text:p>7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2">
            <text:p>Avalon 2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11">
            <text:p>11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Glory Okereke #">
            <text:p>Glory Okereke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Bin Phan #">
            <text:p>Bin Phan #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e">
            <text:p>e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Matthew Gregory #">
            <text:p>Matthew Gregory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3">
            <text:p>3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e">
            <text:p>e</text:p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e">
            <text:p>e</text:p>
          </table:table-cell>
          <table:table-cell table:style-name="ce66" table:formula="of:=[Calculations.H4]">
            <text:p/>
          </table:table-cell>
          <table:table-cell table:style-name="ce66" table:formula="of:=[Calculations.I4]" office:value-type="string" office:string-value="c">
            <text:p>c</text:p>
          </table:table-cell>
          <table:table-cell table:style-name="ce66" table:formula="of:=[Calculations.J4]" office:value-type="string" office:string-value="e">
            <text:p>e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Therin Moosuk #">
            <text:p>Therin Moosuk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Rebecca Mowat #">
            <text:p>Rebecca Mowat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10">
            <text:p>10</text:p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30">
            <text:p>30</text:p>
          </table:table-cell>
          <table:table-cell table:style-name="ce65" table:formula="of:=[Calculations.J7]" office:value-type="float" office:value="20">
            <text:p>2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10">
            <text:p>1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30">
            <text:p>3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Fairhaven 2">
            <text:p>Fairhave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y Peters #">
            <text:p>Ty Peters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e">
            <text:p>e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Danica Killoh #">
            <text:p>Danica Killoh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Emily Letkeman #">
            <text:p>Emily Letkeman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Cassidy Agent #">
            <text:p>Cassidy Agent #</text:p>
          </table:table-cell>
          <table:table-cell table:formula="of:=[Calculations.B56]" office:value-type="float" office:value="60">
            <text:p>6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 office:value-type="string" office:string-value="e">
            <text:p>e</text:p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 office:value-type="string" office:string-value="c">
            <text:p>c</text:p>
          </table:table-cell>
          <table:table-cell table:style-name="ce66" table:formula="of:=[Calculations.Q56]" office:value-type="string" office:string-value="c">
            <text:p>c</text:p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Lillia Fish #">
            <text:p>Lillia Fish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60">
            <text:p>60</text:p>
          </table:table-cell>
          <table:table-cell table:style-name="ce65" table:formula="of:=[Calculations.Q58]" office:value-type="float" office:value="80">
            <text:p>80</text:p>
          </table:table-cell>
          <table:table-cell table:style-name="ce65" table:formula="of:=[Calculations.R58]" office:value-type="float" office:value="70">
            <text:p>7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hito Kusinza #">
            <text:p>Chito Kusinza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 office:value-type="string" office:string-value="mb">
            <text:p>mb</text:p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imee Wyatt #">
            <text:p>Aimee Wyatt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iera Omit #">
            <text:p>Kiera Omit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lijah Zhao #">
            <text:p>Elijah Zhao #</text:p>
          </table:table-cell>
          <table:table-cell table:formula="of:=[Calculations.B107]" office:value-type="float" office:value="70">
            <text:p>7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 office:value-type="string" office:string-value="c">
            <text:p>c</text:p>
          </table:table-cell>
          <table:table-cell table:style-name="ce67" table:formula="of:=[Calculations.O107]" office:value-type="string" office:string-value="c">
            <text:p>c</text:p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60">
            <text:p>60</text:p>
          </table:table-cell>
          <table:table-cell table:style-name="ce65" table:formula="of:=[Calculations.O109]" office:value-type="float" office:value="90">
            <text:p>9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30">
            <text:p>30</text:p>
          </table:table-cell>
          <table:table-cell table:style-name="ce24" table:formula="of:=[Calculations.AE16]" office:value-type="float" office:value="2">
            <text:p>2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Fairhaven 2">
            <text:p>Fairhaven 2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11">
            <text:p>11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Glory Okereke #">
            <text:p>Glory Okereke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Bin Phan #">
            <text:p>Bin Phan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Matthew Gregory #">
            <text:p>Matthew Gregory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3">
            <text:p>3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Therin Moosuk #">
            <text:p>Therin Moosuk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Rebecca Mowat #">
            <text:p>Rebecca Mowat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y Peters #">
            <text:p>Ty Peters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Danica Killoh #">
            <text:p>Danica Killoh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Emily Letkeman #">
            <text:p>Emily Letkeman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assidy Agent #">
            <text:p>Cassidy Agent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6]" office:value-type="float" office:value="60">
            <text:p>6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Lillia Fish #">
            <text:p>Lillia Fish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hito Kusinza #">
            <text:p>Chito Kusinza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imee Wyatt #">
            <text:p>Aimee Wyat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iera Omit #">
            <text:p>Kiera Omi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lijah Zhao #">
            <text:p>Elijah Zhao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7]" office:value-type="float" office:value="70">
            <text:p>7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Glory Okereke #">
            <text:p>Glory Okereke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Bin Phan #">
            <text:p>Bin Phan #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e">
            <text:p>e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Matthew Gregory #">
            <text:p>Matthew Gregory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3">
            <text:p>3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 office:value-type="string" office:string-value="e">
            <text:p>e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e">
            <text:p>e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 office:value-type="string" office:string-value="c">
            <text:p>c</text:p>
          </table:table-cell>
          <table:table-cell table:style-name="ce78" table:formula="of:=IF([Quiz.I8]=0;&quot;&quot;;[Quiz.I8])" office:value-type="string" office:string-value="e">
            <text:p>e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7">
            <text:p>Westgate 7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Therin Moosuk #">
            <text:p>Therin Moosuk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8">
            <text:p>8</text:p>
          </table:table-cell>
          <table:table-cell table:style-name="ce78" table:formula="of:=VLOOKUP([.AH$3];TeamPoints;2)+MAX(([.$AC5]-VLOOKUP([.AH$3];TeamPoints;3))/10;0)" office:value-type="float" office:value="7">
            <text:p>7</text:p>
          </table:table-cell>
          <table:table-cell table:style-name="ce78" table:formula="of:=VLOOKUP([.AI$3];TeamPoints;2)+MAX(([.$AC5]-VLOOKUP([.AI$3];TeamPoints;3))/10;0)" office:value-type="float" office:value="7">
            <text:p>7</text:p>
          </table:table-cell>
          <table:table-cell table:style-name="ce78" table:formula="of:=VLOOKUP([.AJ$3];TeamPoints;2)+MAX(([.$AC5]-VLOOKUP([.AJ$3];TeamPoints;3))/10;0)" office:value-type="float" office:value="7">
            <text:p>7</text:p>
          </table:table-cell>
          <table:table-cell table:style-name="ce78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Rebecca Mowat #">
            <text:p>Rebecca Mowat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10">
            <text:p>1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30">
            <text:p>30</text:p>
          </table:table-cell>
          <table:table-cell table:style-name="ce78" table:formula="of:=IF([.J41]=0;&quot;&quot;;[.J42])" office:value-type="float" office:value="20">
            <text:p>2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10">
            <text:p>1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30">
            <text:p>3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7">
            <text:p>Westgate 7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Fairhaven 2">
            <text:p>Fairhave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2">
            <text:p>Avalo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Westgate 7">
            <text:p>Westgate 7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HLOOKUP([.AC16];TotalPoints;2)" office:value-type="float" office:value="2">
            <text:p>2</text:p>
          </table:table-cell>
          <table:table-cell table:style-name="ce77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11">
            <text:p>11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1">
            <text:p>1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2">
            <text:p>2</text:p>
          </table:table-cell>
          <table:table-cell table:formula="of:=IF(LOWER([.H4])=&quot;e&quot;;[.G24]+1;[.G24])" office:value-type="float" office:value="2">
            <text:p>2</text:p>
          </table:table-cell>
          <table:table-cell table:formula="of:=IF(LOWER([.I4])=&quot;e&quot;;[.H24]+1;[.H24])" office:value-type="float" office:value="2">
            <text:p>2</text:p>
          </table:table-cell>
          <table:table-cell table:formula="of:=IF(LOWER([.J4])=&quot;e&quot;;[.I24]+1;[.I24])" office:value-type="float" office:value="3">
            <text:p>3</text:p>
          </table:table-cell>
          <table:table-cell table:formula="of:=IF(LOWER([.K4])=&quot;e&quot;;[.J24]+1;[.J24])" office:value-type="float" office:value="3">
            <text:p>3</text:p>
          </table:table-cell>
          <table:table-cell table:formula="of:=IF(LOWER([.L4])=&quot;e&quot;;[.K24]+1;[.K24])" office:value-type="float" office:value="3">
            <text:p>3</text:p>
          </table:table-cell>
          <table:table-cell table:formula="of:=IF(LOWER([.M4])=&quot;e&quot;;[.L24]+1;[.L24])" office:value-type="float" office:value="3">
            <text:p>3</text:p>
          </table:table-cell>
          <table:table-cell table:formula="of:=IF(LOWER([.N4])=&quot;e&quot;;[.M24]+1;[.M24])" office:value-type="float" office:value="3">
            <text:p>3</text:p>
          </table:table-cell>
          <table:table-cell table:formula="of:=IF(LOWER([.O4])=&quot;e&quot;;[.N24]+1;[.N24])" office:value-type="float" office:value="3">
            <text:p>3</text:p>
          </table:table-cell>
          <table:table-cell table:formula="of:=IF(LOWER([.P4])=&quot;e&quot;;[.O24]+1;[.O24])" office:value-type="float" office:value="3">
            <text:p>3</text:p>
          </table:table-cell>
          <table:table-cell table:formula="of:=IF(LOWER([.Q4])=&quot;e&quot;;[.P24]+1;[.P24])" office:value-type="float" office:value="3">
            <text:p>3</text:p>
          </table:table-cell>
          <table:table-cell table:formula="of:=IF(LOWER([.R4])=&quot;e&quot;;[.Q24]+1;[.Q24])" office:value-type="float" office:value="3">
            <text:p>3</text:p>
          </table:table-cell>
          <table:table-cell table:formula="of:=IF(LOWER([.S4])=&quot;e&quot;;[.R24]+1;[.R24])" office:value-type="float" office:value="3">
            <text:p>3</text:p>
          </table:table-cell>
          <table:table-cell table:formula="of:=IF(LOWER([.T4])=&quot;e&quot;;[.S24]+1;[.S24])" office:value-type="float" office:value="3">
            <text:p>3</text:p>
          </table:table-cell>
          <table:table-cell table:formula="of:=IF(LOWER([.U4])=&quot;e&quot;;[.T24]+1;[.T24])" office:value-type="float" office:value="3">
            <text:p>3</text:p>
          </table:table-cell>
          <table:table-cell table:formula="of:=IF(LOWER([.V4])=&quot;e&quot;;[.U24]+1;[.U24])" office:value-type="float" office:value="3">
            <text:p>3</text:p>
          </table:table-cell>
          <table:table-cell table:formula="of:=IF(LOWER([.W4])=&quot;e&quot;;[.V24]+1;[.V24])" office:value-type="float" office:value="3">
            <text:p>3</text:p>
          </table:table-cell>
          <table:table-cell table:formula="of:=IF(LOWER([.X4])=&quot;e&quot;;[.W24]+1;[.W24])" office:value-type="float" office:value="3">
            <text:p>3</text:p>
          </table:table-cell>
          <table:table-cell table:formula="of:=IF(LOWER([.Y4])=&quot;e&quot;;[.X24]+1;[.X24])" office:value-type="float" office:value="3">
            <text:p>3</text:p>
          </table:table-cell>
          <table:table-cell table:formula="of:=IF([.S24]&gt;1;([.S24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2">
            <text:p>2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3">
            <text:p>3</text:p>
          </table:table-cell>
          <table:table-cell table:formula="of:=SUM([.K22:.K26])" office:value-type="float" office:value="3">
            <text:p>3</text:p>
          </table:table-cell>
          <table:table-cell table:formula="of:=SUM([.L22:.L26])" office:value-type="float" office:value="3">
            <text:p>3</text:p>
          </table:table-cell>
          <table:table-cell table:formula="of:=SUM([.M22:.M26])" office:value-type="float" office:value="4">
            <text:p>4</text:p>
          </table:table-cell>
          <table:table-cell table:formula="of:=SUM([.N22:.N26])" office:value-type="float" office:value="4">
            <text:p>4</text:p>
          </table:table-cell>
          <table:table-cell table:formula="of:=SUM([.O22:.O26])" office:value-type="float" office:value="4">
            <text:p>4</text:p>
          </table:table-cell>
          <table:table-cell table:formula="of:=SUM([.P22:.P26])" office:value-type="float" office:value="4">
            <text:p>4</text:p>
          </table:table-cell>
          <table:table-cell table:formula="of:=SUM([.Q22:.Q26])" office:value-type="float" office:value="4">
            <text:p>4</text:p>
          </table:table-cell>
          <table:table-cell table:formula="of:=SUM([.R22:.R26])" office:value-type="float" office:value="4">
            <text:p>4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-10">
            <text:p>-1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-10">
            <text:p>-1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-10">
            <text:p>-1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-10">
            <text:p>-1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-10">
            <text:p>-1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-10">
            <text:p>-1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10">
            <text:p>10</text:p>
          </table:table-cell>
          <table:table-cell table:formula="of:=[.G42]+[.H41]" office:value-type="float" office:value="10">
            <text:p>10</text:p>
          </table:table-cell>
          <table:table-cell table:formula="of:=[.H42]+[.I41]" office:value-type="float" office:value="30">
            <text:p>3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10">
            <text:p>10</text:p>
          </table:table-cell>
          <table:table-cell table:formula="of:=[.M42]+[.N41]" office:value-type="float" office:value="10">
            <text:p>10</text:p>
          </table:table-cell>
          <table:table-cell table:formula="of:=[.N42]+[.O41]" office:value-type="float" office:value="10">
            <text:p>10</text:p>
          </table:table-cell>
          <table:table-cell table:formula="of:=[.O42]+[.P41]" office:value-type="float" office:value="10">
            <text:p>10</text:p>
          </table:table-cell>
          <table:table-cell table:formula="of:=[.P42]+[.Q41]" office:value-type="float" office:value="10">
            <text:p>10</text:p>
          </table:table-cell>
          <table:table-cell table:formula="of:=[.Q42]+[.R41]" office:value-type="float" office:value="10">
            <text:p>1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Fairhaven 2">
            <text:p>Fairhave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y Peters #">
            <text:p>Ty Peters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e">
            <text:p>e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Danica Killoh #">
            <text:p>Danica Killoh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Emily Letkeman #">
            <text:p>Emily Letkeman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assidy Agent #">
            <text:p>Cassidy Agent #</text:p>
          </table:table-cell>
          <table:table-cell table:style-name="ce77" table:formula="of:=[.S64]*20+[.Z64]+[.Z76]+[.Z86]" office:value-type="float" office:value="60">
            <text:p>6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4">
            <text:p>4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 office:value-type="string" office:string-value="e">
            <text:p>e</text:p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 office:value-type="string" office:string-value="c">
            <text:p>c</text:p>
          </table:table-cell>
          <table:table-cell table:style-name="ce78" table:formula="of:=IF([Quiz.P17]=0;&quot;&quot;;[Quiz.P17])" office:value-type="string" office:string-value="c">
            <text:p>c</text:p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Lillia Fish #">
            <text:p>Lillia Fish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60">
            <text:p>60</text:p>
          </table:table-cell>
          <table:table-cell table:style-name="ce78" table:formula="of:=IF([.Q92]=0;&quot;&quot;;[.Q93])" office:value-type="float" office:value="80">
            <text:p>80</text:p>
          </table:table-cell>
          <table:table-cell table:style-name="ce78" table:formula="of:=IF([.R92]=0;&quot;&quot;;[.R93])" office:value-type="float" office:value="70">
            <text:p>7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70">
            <text:p>7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true">
            <text:p>TRU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hito Kusinza #">
            <text:p>Chito Kusinza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 office:value-type="string" office:string-value="mb">
            <text:p>mb</text:p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imee Wyatt #">
            <text:p>Aimee Wyatt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iera Omit #">
            <text:p>Kiera Omit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lijah Zhao #">
            <text:p>Elijah Zhao #</text:p>
          </table:table-cell>
          <table:table-cell table:style-name="ce77" table:formula="of:=[.S115]*20+[.Z115]+[.Z127]+[.Z137]" office:value-type="float" office:value="70">
            <text:p>7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 office:value-type="string" office:string-value="c">
            <text:p>c</text:p>
          </table:table-cell>
          <table:table-cell table:style-name="ce78" table:formula="of:=IF([Quiz.N25]=0;&quot;&quot;;[Quiz.N25])" office:value-type="string" office:string-value="c">
            <text:p>c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60">
            <text:p>60</text:p>
          </table:table-cell>
          <table:table-cell table:style-name="ce78" table:formula="of:=IF([.O143]=0;&quot;&quot;;[.O144])" office:value-type="float" office:value="90">
            <text:p>9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3">
            <text:p>3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10">
            <text:p>1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true">
            <text:p>TRU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07:37.78</meta:creation-date>
    <meta:editing-duration>PT7M15S</meta:editing-duration>
    <meta:editing-cycles>2</meta:editing-cycles>
    <meta:generator>OpenOffice/4.1.5$Win32 OpenOffice.org_project/415m1$Build-9789</meta:generator>
    <dc:date>2018-11-10T13:30:03.81</dc:date>
    <meta:document-statistic meta:table-count="5" meta:cell-count="4549" meta:object-count="0"/>
  </office:meta>
</office:document-meta>
</file>